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e82ee" officeooo:paragraph-rsid="000e82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def dealii::Triangulation &lt; dim, spacedim &gt; ::active_cell_iterator <text:tab/>dealiiTriCell</text:p>
      <text:p text:style-name="P1">mesh (const MPI_Comm &amp;comm_, const unsigned n_threads_, const bool adaptive_on_)</text:p>
      <text:p text:style-name="P1">virtual <text:tab/>~mesh ()</text:p>
      <text:p text:style-name="P1">template&lt;typename F &gt;</text:p>
      <text:p text:style-name="P1">void <text:tab/>generate_mesh (F)</text:p>
      <text:p text:style-name="P1">void <text:tab/>init_cell_ID_to_num ()</text:p>
      <text:p text:style-name="P1">void <text:tab/>write_grid ()</text:p>
      <text:p text:style-name="P1">int <text:tab/>cell_id_to_num_finder (const dealiiTriCell &amp;in_dealii_cell, const bool cell_is_owned) const</text:p>
      <text:p text:style-name="P1">int <text:tab/>cell_id_to_num_finder (const std::string &amp;str_id, const bool cell_is_owned) const</text:p>
      <text:p text:style-name="P1"/>
      <text:p text:style-name="P1">const MPI_Comm * <text:tab/>my_comm</text:p>
      <text:p text:style-name="P1">const bool <text:tab/>adaptive_on</text:p>
      <text:p text:style-name="P1">unsigned <text:tab/>n_threads</text:p>
      <text:p text:style-name="P1">unsigned <text:tab/>n_ghost_cell</text:p>
      <text:p text:style-name="P1">unsigned <text:tab/>n_owned_cell</text:p>
      <text:p text:style-name="P1">dealii::parallel::distributed::Triangulation&lt; dim, spacedim &gt; <text:tab/>tria</text:p>
      <text:p text:style-name="P1">unsigned <text:tab/>refn_cycl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 Samii</meta:initial-creator>
    <meta:creation-date>2017-02-22T14:53:28.083956487</meta:creation-date>
    <dc:date>2017-02-22T14:57:53.897793503</dc:date>
    <dc:creator>Ali Samii</dc:creator>
    <meta:editing-duration>PT4M26S</meta:editing-duration>
    <meta:editing-cycles>1</meta:editing-cycles>
    <meta:document-statistic meta:table-count="0" meta:image-count="0" meta:object-count="0" meta:page-count="1" meta:paragraph-count="16" meta:word-count="71" meta:character-count="653" meta:non-whitespace-character-count="584"/>
    <meta:generator>LibreOffice/5.0.6.2$Linux_X86_64 LibreOffice_project/00$Build-2</meta:generator>
  </office:meta>
</office:document-meta>
</file>